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eecd1" officeooo:paragraph-rsid="000eecd1"/>
    </style:style>
    <style:style style:name="P2" style:family="paragraph" style:parent-style-name="Preformatted_20_Text">
      <style:text-properties fo:color="#3333ff" fo:language="en" fo:country="US" officeooo:rsid="000eecd1" officeooo:paragraph-rsid="000eecd1"/>
    </style:style>
    <style:style style:name="T1" style:family="text">
      <style:text-properties fo:color="#ff3333"/>
    </style:style>
    <style:style style:name="T2" style:family="text">
      <style:text-properties fo:color="#ff3333" fo:background-color="#ffff00" loext:char-shading-value="0"/>
    </style:style>
    <style:style style:name="T3" style:family="text">
      <style:text-properties fo:color="#ff3333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  <text:p text:style-name="P1"/>
      <text:p text:style-name="P1">I'm using the ZDSII_eZ80Acclaim!_5.2.1 and the USBSmartCable to connect the developer environment to the EZ80F910300ZCOG Developer Kit (Target). </text:p>
      <text:p text:style-name="P1">See https://github.com/notwendig/FreeRTOS-eZ80F91 for my current project.</text:p>
      <text:p text:style-name="P1"/>
      <text:p text:style-name="P1">This works under kvm-virtual WindowsXP on Linux host more or less stable.</text:p>
      <text:p text:style-name="P1"/>
      <text:p text:style-name="P1">To get able using ZiLOG's equipment and Software on 'wine' (the windows emulator on linux) I wrote a small gateway to map EthernetSmartCable request to/from USBSmartCable-Devices. The reason is that 'wine' doesn't support access on Host-USB devices. But 'wine' is able to use IP connections to the host.</text:p>
      <text:p text:style-name="P1"/>
      <text:p text:style-name="P1">For that I connect the USBSmartCable-device to the host's USB-port and run the Geteway-Server. </text:p>
      <text:p text:style-name="P1">Than I start ZiLOG's IDE under 'wine' and configure the EtherntSmartCable for debug device. (host-ip:4040)</text:p>
      <text:p text:style-name="P1"/>
      <text:p text:style-name="P1">This works under wine/linux more or less stable except the following :)</text:p>
      <text:p text:style-name="P1"/>
      <text:p text:style-name="P1">The Acclaim uses the eZ80F91algo.ini to generate the proper nexus-messages and send them to the debugger-device.</text:p>
      <text:p text:style-name="P1"/>
      <text:p text:style-name="P1">The line of interest is the first statement of the Init sequence.</text:p>
      <text:p text:style-name="P1"/>
      <text:p text:style-name="P1">The original sequence is:</text:p>
      <text:p text:style-name="P1"/>
      <text:p text:style-name="P1">[INIT_TARGET]</text:p>
      <text:p text:style-name="P1"/>
      <text:p text:style-name="P1">;Set ZDI Clock Frequency</text:p>
      <text:p text:style-name="P1">Algo0=RED=%02XRFB=%XRFA=00</text:p>
      <text:p text:style-name="P1">…</text:p>
      <text:p text:style-name="P1">…</text:p>
      <text:p text:style-name="P1"/>
      <text:p text:style-name="P1">This results in two different messages, depending on which device (USB or EthernetSmartCable) I have configured. The message send from the EthernerSmartCable DLL does not work on the USBSmartCable Device.</text:p>
      <text:p text:style-name="P1"/>
      <text:p text:style-name="P1">Be using Wireshark on the USBSmartCable (nxEz80UsbSC.dll) you will see the following message for initialization.</text:p>
      <text:p text:style-name="P1"/>
      <text:p text:style-name="P1">RED=<text:span text:style-name="T3">01</text:span>RFB=1RFA=00RF0=0RF2=03RF3=40RF4=03RF5=80RFC=03RFD=20R11=80V00=0{A:_100V00=R03\(V00!=FF)}V04=80R10=V04V00=R03V01=!(V00&gt;&gt;7).[]=(V00!=FF)?((V00&amp;20)?2:V01):3$</text:p>
      <text:p text:style-name="P1"/>
      <text:p text:style-name="P1">And on the EthernetSmartCable (nxEz80EthernetSC.dll) </text:p>
      <text:p text:style-name="P1"/>
      <text:p text:style-name="P1">RED=<text:span text:style-name="T3">05</text:span>RFB=1RFA=00RF0=0RF2=03RF3=40RF4=03RF5=80RFC=03RFD=20R11=80V00=0{A:_100V00=R03\(V00!=FF)}V04=80R10=V04V00=R03V01=!(V00&gt;&gt;7).[]=(V00!=FF)?((V00&amp;20)?2:V01):3$</text:p>
      <text:p text:style-name="P1"/>
      <text:p text:style-name="P1">which results in </text:p>
      <text:p text:style-name="P1">USB Answer "00000001" + Disconnect on the USB-Device. But it works on the Eth-Device</text:p>
      <text:p text:style-name="P1"/>
      <text:p text:style-name="P1">On the Acclaim you will get</text:p>
      <text:p text:style-name="P1">[ERROR] Invalid Parameter</text:p>
      <text:p text:style-name="P1">[ERROR] Unable to connect to the target.</text:p>
      <text:p text:style-name="P1"/>
      <text:p text:style-name="P1">I can Hot-fix this situation by rewriting the INIT_TARGET string.</text:p>
      <text:p text:style-name="P1"/>
      <text:p text:style-name="P1">Algo0=RED=%02<text:span text:style-name="T1">RED=</text:span><text:span text:style-name="T3">01</text:span>XRFB=%XRFA=00</text:p>
      <text:p text:style-name="P1"/>
      <text:p text:style-name="P1">Now I can connect, downloading and debugging on 'wine'.</text:p>
      <text:p text:style-name="P1"/>
      <text:p text:style-name="P1">Register ED is described as</text:p>
      <text:p text:style-name="P1"><text:soft-page-break/>(RED= Target type(01:eZ80, 02:Encore...))</text:p>
      <text:p text:style-name="P1"/>
      <text:p text:style-name="P1">I attaches my small geteway server project (eclipse-project) as also my eZ80F91algo.ini file for testing purpose. You can use it on a linux PC. The USBDevice as also port 4040 must be accessible by the user which runs the delegation server and 'wine'.</text:p>
      <text:p text:style-name="P1"/>
      <text:p text:style-name="P1">You can grant access to the USBSmartCable device by the followup rule file</text:p>
      <text:p text:style-name="P1">/etc/udev/rules.d/60-zilogsmartcable.rules</text:p>
      <text:p text:style-name="P1"/>
      <text:p text:style-name="P2"># Bus 005 Device 002: ID 04e3:0001 Zilog, Inc. </text:p>
      <text:p text:style-name="P2"/>
      <text:p text:style-name="P2">SUBSYSTEM=="usb", ATTRS{idVendor}=="04e3", ATTRS{idProduct}=="0001", MODE="0666"</text:p>
      <text:p text:style-name="P2">SUBSYSTEM=="usb_device", ATTRS{idVendor}=="04e3", ATTRS{idProduct}=="0001", MODE="0666"</text:p>
      <text:p text:style-name="P1"/>
      <text:p text:style-name="P1">For port access see your firewall – rules.</text:p>
      <text:p text:style-name="P1"/>
      <text:p text:style-name="P1">Have fun no frust.</text:p>
      <text:p text:style-name="P1">Jürge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04:53:02.929863223</dc:date>
    <dc:creator>Jürgen Sievers</dc:creator>
    <meta:editing-duration>PT12M45S</meta:editing-duration>
    <meta:editing-cycles>1</meta:editing-cycles>
    <meta:document-statistic meta:table-count="0" meta:image-count="0" meta:object-count="0" meta:page-count="2" meta:paragraph-count="40" meta:word-count="366" meta:character-count="2884" meta:non-whitespace-character-count="2552"/>
    <meta:generator>LibreOffice/5.0.6.2$Linux_X86_64 LibreOffice_project/00$Build-2</meta:generator>
  </office:meta>
</office:document-meta>
</file>